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.353cm" fo:margin-bottom="0cm" fo:line-height="90%" fo:text-align="start" fo:text-indent="0cm"/>
    </style:style>
    <style:style style:name="T1" style:family="text">
      <style:text-properties fo:font-variant="normal" fo:text-transform="none" fo:color="#007bd3" style:text-line-through-style="none" style:text-line-through-type="none" style:text-position="0% 100%" style:font-name="Calibri Light1" fo:font-size="82pt" fo:letter-spacing="normal" fo:font-style="normal" style:text-underline-style="none" fo:font-weight="bold" style:font-size-asian="82pt" style:font-style-asian="normal" style:font-weight-asian="bold" style:font-size-complex="8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7bd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63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6.63cm" svg:x="4.233cm" svg:y="3.118cm">
          <text:p text:style-name="P1"><text:span text:style-name="T1">Học Java cơ bản bằng Tiếng Việ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3"><text:span text:style-name="T2">Thiết lập JDK trên linux và windows</text:span></text:p>
          <text:p text:style-name="P3"><text:span text:style-name="T2">cài đặt Netbeans</text:span></text:p>
          <text:p text:style-name="P3"><text:span text:style-name="T2">Chạy thử chương trìn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3">Thiết lập JDK</text:span><text:span text:style-name="T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3">
            <text:list-item>
              <text:p text:style-name="P6"><text:span text:style-name="T4">JDK là viết tắt của Java Development Kit</text:span></text:p>
            </text:list-item>
            <text:list-item>
              <text:p text:style-name="P6"><text:span text:style-name="T4">nói nôm na là bộ chương trình dùng để chạy và phát triển phần mềm dùng ngôn ngữ Java</text:span></text:p>
            </text:list-item>
            <text:list-item>
              <text:p text:style-name="P6"><text:span text:style-name="T4">Có nhiều JDK khác nhau</text:span></text:p>
            </text:list-item>
            <text:list-item>
              <text:p text:style-name="P6"><text:span text:style-name="T4">thường chúng ta sẽ dùng oracle jdk hoặc open jdk</text:span></text:p>
            </text:list-item>
          </text:list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3">Cài đặt JD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3">
            <text:list-item>
              <text:p text:style-name="P6"><text:span text:style-name="T4">trên windows thường dùng oracle jdk</text:span></text:p>
            </text:list-item>
            <text:list-item>
              <text:p text:style-name="P6"><text:span text:style-name="T4">trên linux thường dùng openjdk</text:span></text:p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3">IntelliJ 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3">
            <text:list-item>
              <text:p text:style-name="P6"><text:span text:style-name="T4">có nhiều Java IDE để sử dụng như netbeans, eclipse,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5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181cm" svg:x="2.328cm" svg:y="1.263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5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7T10:03:00</meta:creation-date>
    <dc:language>en-US</dc:language>
    <dc:date>2021-05-18T06:23:36.495229931</dc:date>
    <meta:editing-cycles>6</meta:editing-cycles>
    <dc:title>WPS Presentation</dc:title>
    <meta:editing-duration>PT1M25S</meta:editing-duration>
    <meta:generator>LibreOffice/6.1.5.2$Linux_x86 LibreOffice_project/10$Build-2</meta:generator>
    <meta:document-statistic meta:object-count="4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33-11.2.0.10132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